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name-asian="Arial1" style:font-size-asian="12pt" style:font-name-complex="Arial1" style:font-size-complex="12pt"/>
    </style:style>
    <style:style style:name="T3" style:family="text">
      <style:text-properties style:font-name="Arial" fo:font-size="12pt" style:text-underline-style="solid" style:text-underline-width="auto" style:text-underline-color="font-color" style:font-name-asian="Arial1" style:font-size-asian="12pt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1">Modelo Lógico Eleição</text:span></text:p>
      <text:p text:style-name="P2"/>
      <text:p text:style-name="Standard"><text:span text:style-name="T2">-- Tabela Estado</text:span></text:p>
      <text:p text:style-name="Standard"><text:span text:style-name="T1">Estado</text:span><text:span text:style-name="T2">(</text:span><text:span text:style-name="T3">id_estado , </text:span><text:span text:style-name="T2">nome, quant_eleitores_validos )</text:span></text:p>
      <text:p text:style-name="P2"/>
      <text:p text:style-name="Standard"><text:span text:style-name="T2">-- Tabela Cidade</text:span></text:p>
      <text:p text:style-name="Standard"><text:span text:style-name="T1">Cidade</text:span><text:span text:style-name="T2">(</text:span><text:span text:style-name="T3">id_cidade</text:span><text:span text:style-name="T2"> ,nome, quant_eleitores_validos, </text:span><text:span text:style-name="T3">id_estado</text:span><text:span text:style-name="T2">)</text:span></text:p>
      <text:p text:style-name="Standard"><text:span text:style-name="T2"><text:tab/>id_estado referencia </text:span><text:span text:style-name="T1">Estado</text:span></text:p>
      <text:p text:style-name="P2"/>
      <text:p text:style-name="Standard"><text:span text:style-name="T2">-- Tabela Endereco</text:span></text:p>
      <text:p text:style-name="Standard"><text:span text:style-name="T1">Endereco</text:span><text:span text:style-name="T2">(</text:span><text:span text:style-name="T3">id_endereco</text:span><text:span text:style-name="T2"> , rua, bairro, cep, </text:span><text:span text:style-name="T3">id_cidade</text:span><text:span text:style-name="T2">)</text:span></text:p>
      <text:p text:style-name="Standard"><text:span text:style-name="T2"><text:tab/>id_cidade <text:s/>referencia </text:span><text:span text:style-name="T1">Cidade</text:span></text:p>
      <text:p text:style-name="P1"/>
      <text:p text:style-name="Standard"><text:span text:style-name="T2">-- Tabela Urna</text:span></text:p>
      <text:p text:style-name="Standard"><text:span text:style-name="T1">Urna</text:span><text:span text:style-name="T2">(</text:span><text:span text:style-name="T3">id_urna</text:span><text:span text:style-name="T2"> , </text:span><text:span text:style-name="T3">id_voto, <text:s text:c="2"/>id_endereco</text:span><text:span text:style-name="T2"> , data_votacao, hora <text:s/>)</text:span></text:p>
      <text:p text:style-name="Standard"><text:span text:style-name="T2"><text:tab/>id_voto referencia </text:span><text:span text:style-name="T1">Voto</text:span></text:p>
      <text:p text:style-name="Standard"><text:span text:style-name="T2"><text:tab/>id_endereco referencia Endereco</text:span></text:p>
      <text:p text:style-name="P2"/>
      <text:p text:style-name="Standard"><text:span text:style-name="T2">-- Tabela Local</text:span></text:p>
      <text:p text:style-name="Standard"><text:span text:style-name="T1">Local_Vota</text:span><text:span text:style-name="T2">(</text:span><text:span text:style-name="T3">id_local</text:span><text:span text:style-name="T2"> , </text:span><text:span text:style-name="T3">id_urna</text:span><text:span text:style-name="T2"> , zona, secao)</text:span></text:p>
      <text:p text:style-name="Standard"><text:span text:style-name="T2"><text:tab/>id_urna referencia </text:span><text:span text:style-name="T1">Urna</text:span></text:p>
      <text:p text:style-name="P1"/>
      <text:p text:style-name="Standard"><text:span text:style-name="T2">-- Tabela Mesario</text:span></text:p>
      <text:p text:style-name="Standard"><text:span text:style-name="T1">Mesario</text:span><text:span text:style-name="T2">(</text:span><text:span text:style-name="T3">id_mesario</text:span><text:span text:style-name="T2">, </text:span><text:span text:style-name="T3">id_urna, </text:span><text:span text:style-name="T2">presidente, primeiro_mesario, <text:s/>segundo_mesario, secretario, suplente )</text:span></text:p>
      <text:p text:style-name="Standard"><text:soft-page-break/><text:span text:style-name="T2"><text:tab/>id_urna referencia </text:span><text:span text:style-name="T1">Urna</text:span></text:p>
      <text:p text:style-name="P1"/>
      <text:p text:style-name="Standard"><text:span text:style-name="T2">-- Tabela Voto</text:span></text:p>
      <text:p text:style-name="Standard"><text:span text:style-name="T1">Voto</text:span><text:span text:style-name="T2">(</text:span><text:span text:style-name="T3">id_voto</text:span><text:span text:style-name="T2"> , nulos, branco, voto_valido)</text:span></text:p>
      <text:p text:style-name="P2"/>
      <text:p text:style-name="Standard"><text:span text:style-name="T2">-- Tabela Eleitores</text:span></text:p>
      <text:p text:style-name="Standard"><text:span text:style-name="T1">Eleitor</text:span><text:span text:style-name="T2">(</text:span><text:span text:style-name="T3">id_eleitore</text:span><text:span text:style-name="T2"> , </text:span><text:span text:style-name="T3">id_voto</text:span><text:span text:style-name="T2">, </text:span><text:span text:style-name="T3">id_local</text:span><text:span text:style-name="T2">, nome, rg, carteira_trabalho, cnh, <text:s/>titulo_eleitor)</text:span></text:p>
      <text:p text:style-name="Standard"><text:span text:style-name="T2"><text:tab/>id_voto referencia </text:span><text:span text:style-name="T1">Voto</text:span></text:p>
      <text:p text:style-name="Standard"><text:span text:style-name="T2"><text:tab/>id_local referencia </text:span><text:span text:style-name="T1">Local_Vota</text:span></text:p>
      <text:p text:style-name="P1"/>
      <text:p text:style-name="Standard"><text:span text:style-name="T2">--- Tabela Associativa Candidato-Urna</text:span></text:p>
      <text:p text:style-name="Standard"><text:span text:style-name="T1">Candidato_Urna</text:span><text:span text:style-name="T2">(</text:span><text:span text:style-name="T3">id_candidato</text:span><text:span text:style-name="T2"> , </text:span><text:span text:style-name="T3">id_urna)</text:span></text:p>
      <text:p text:style-name="Standard"><text:span text:style-name="T3"><text:tab/></text:span><text:span text:style-name="T2">id_candidato referencia </text:span><text:span text:style-name="T1">Candidato</text:span></text:p>
      <text:p text:style-name="Standard"><text:span text:style-name="T2"><text:tab/>id_urna referencia </text:span><text:span text:style-name="T1">Urna</text:span></text:p>
      <text:p text:style-name="P1"/>
      <text:p text:style-name="Standard"><text:span text:style-name="T2">-- Tabela Candidato<text:tab/><text:tab/><text:tab/><text:tab/><text:tab/></text:span></text:p>
      <text:p text:style-name="Standard"><text:span text:style-name="T1">Candidato</text:span><text:span text:style-name="T2">(</text:span><text:span text:style-name="T3">id_candidato</text:span><text:span text:style-name="T2"> , </text:span><text:span text:style-name="T3">id_partido</text:span><text:span text:style-name="T2">, nome, numero)</text:span></text:p>
      <text:p text:style-name="Standard"><text:span text:style-name="T2"><text:tab/>id_partido referencia </text:span><text:span text:style-name="T1">Partido</text:span></text:p>
      <text:p text:style-name="P1"/>
      <text:p text:style-name="Standard"><text:span text:style-name="T2">-- Tabela Partido</text:span></text:p>
      <text:p text:style-name="Standard"><text:span text:style-name="T1">Partido</text:span><text:span text:style-name="T2">(</text:span><text:span text:style-name="T3">id_partido</text:span><text:span text:style-name="T2">, nome, sigla)<text:tab/><text:tab/>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none" fo:country="none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none" fo:country="none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4" meta:word-count="132" meta:character-count="1152" meta:non-whitespace-character-count="1029"/>
    <meta:generator>LibreOfficeDev/6.0.5.2$Linux_X86_64 LibreOffice_project/</meta:generator>
  </office:meta>
</office:document-meta>
</file>